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C80000008E8A37660AA.png" manifest:media-type="image/png"/>
  <manifest:file-entry manifest:full-path="Pictures/1000020100000C80000008E8945F8A3C.png" manifest:media-type="image/png"/>
  <manifest:file-entry manifest:full-path="Pictures/1000020100000640000004B01C54C5E2.png" manifest:media-type="image/png"/>
  <manifest:file-entry manifest:full-path="Pictures/1000020100000C80000008E808D87A07.png" manifest:media-type="image/png"/>
  <manifest:file-entry manifest:full-path="Pictures/1000020100000C80000008E86046EE2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draw:layer="layout" svg:width="26.731cm" svg:height="19.046cm" svg:x="0.635cm" svg:y="1.477cm" presentation:class="graphic" presentation:user-transformed="true">
          <draw:image xlink:href="Pictures/1000020100000C80000008E8945F8A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draw:style-name="gr1" draw:text-style-name="P1" draw:layer="layout" svg:width="27.999cm" svg:height="19.949cm" svg:x="0.054cm" svg:y="0.574cm">
          <draw:image xlink:href="Pictures/1000020100000C80000008E808D87A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1" draw:text-style-name="P1" draw:layer="layout" svg:width="27.999cm" svg:height="19.949cm" svg:x="0.054cm" svg:y="0.574cm">
          <draw:image xlink:href="Pictures/1000020100000C80000008E8A37660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frame draw:style-name="gr1" draw:text-style-name="P1" draw:layer="layout" svg:width="20.319cm" svg:height="15.239cm" svg:x="3.894cm" svg:y="2.929cm">
          <draw:image xlink:href="Pictures/1000020100000640000004B01C54C5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draw:style-name="gr1" draw:text-style-name="P1" draw:layer="layout" svg:width="27.999cm" svg:height="19.949cm" svg:x="0.054cm" svg:y="1.089cm">
          <draw:image xlink:href="Pictures/1000020100000C80000008E86046EE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KaitiM GB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06T18:16:52</meta:creation-date>
    <dc:date>2013-05-07T10:05:43</dc:date>
    <meta:editing-duration>PT15H39M12S</meta:editing-duration>
    <meta:editing-cycles>3</meta:editing-cycles>
    <meta:generator>LibreOffice/3.5$Linux_X86_64 LibreOffice_project/350m1$Build-2</meta:generator>
    <meta:document-statistic meta:object-count="36"/>
  </office:meta>
</office:document-meta>
</file>